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D30000035E845E4390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|cccc}&#10;\cline{2-5}&#10;0&amp;0&amp;0&amp;0&amp;1\\&#10;1&amp;1&amp;0&amp;0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78cm" svg:height="1.205cm" svg:x="0.326cm" svg:y="1.488cm">
          <draw:image xlink:href="Pictures/2000000100000AD30000035E845E4390.svm" xlink:type="simple" xlink:show="embed" xlink:actuate="onLoad">
            <text:p/>
          </draw:image>
        </draw:frame>
        <draw:frame draw:style-name="gr2" draw:layer="layout" svg:width="0.426cm" svg:height="0.469cm" svg:x="0.227cm" svg:y="1.0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92cm" svg:height="0.469cm" svg:x="2.195cm" svg:y="0.55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32cm" svg:height="0.469cm" svg:x="0.983cm" svg:y="1.0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32cm" svg:height="0.469cm" svg:x="1.818cm" svg:y="1.02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624cm" svg:height="0.469cm" svg:x="2.621cm" svg:y="1.01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624cm" svg:height="0.469cm" svg:x="3.44cm" svg:y="1.01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" draw:text-style-name="P1" xml:id="id2" draw:id="id2" draw:layer="layout" svg:width="0.535cm" svg:height="0.535cm" svg:x="1.006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535cm" svg:height="0.535cm" svg:x="1.842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5cm" svg:height="0.535cm" svg:x="2.692cm" svg:y="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5cm" svg:height="0.535cm" svg:x="1.023cm" svg:y="2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5cm" svg:height="0.535cm" svg:x="3.511cm" svg:y="2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0.304cm" svg:x1="1.92cm" svg:y1="1.577cm" svg:x2="1.463cm" svg:y2="1.575cm" draw:start-shape="id1" draw:start-glue-point="5" draw:end-shape="id2" draw:end-glue-point="11" svg:d="m1920 1577c0-417-457-416-457-2">
          <text:p/>
        </draw:connector>
        <draw:frame draw:style-name="gr1" draw:text-style-name="P1" draw:layer="layout" svg:width="3.878cm" svg:height="1.205cm" svg:x="0.405cm" svg:y="3.915cm">
          <draw:image xlink:href="Pictures/2000000100000AD30000035E845E4390.svm" xlink:type="simple" xlink:show="embed" xlink:actuate="onLoad">
            <text:p/>
          </draw:image>
        </draw:frame>
        <draw:frame draw:style-name="gr2" draw:layer="layout" svg:width="0.426cm" svg:height="0.469cm" svg:x="0.306cm" svg:y="3.4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92cm" svg:height="0.469cm" svg:x="2.274cm" svg:y="2.9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32cm" svg:height="0.469cm" svg:x="1.062cm" svg:y="3.45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632cm" svg:height="0.469cm" svg:x="1.897cm" svg:y="3.45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624cm" svg:height="0.469cm" svg:x="2.7cm" svg:y="3.43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624cm" svg:height="0.469cm" svg:x="3.519cm" svg:y="3.4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1" draw:layer="layout" svg:width="0.535cm" svg:height="0.535cm" svg:x="1.085cm" svg:y="3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5cm" svg:height="0.535cm" svg:x="1.921cm" svg:y="3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35cm" svg:height="0.535cm" svg:x="2.77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535cm" svg:height="0.535cm" svg:x="1.102cm" svg:y="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535cm" svg:height="0.535cm" svg:x="3.59cm" svg:y="4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-0.108cm" svg:x1="3.857cm" svg:y1="5.043cm" svg:x2="1.369cm" svg:y2="5.042cm" draw:start-shape="id3" draw:start-glue-point="8" draw:end-shape="id4" draw:end-glue-point="8" svg:d="m3857 5043c0 589-2488 590-2488-1">
          <text:p/>
        </draw:connector>
        <draw:frame draw:style-name="gr5" draw:text-style-name="P3" draw:layer="layout" svg:width="3.684cm" svg:height="2.231cm" svg:x="4.914cm" svg:y="0.347cm">
          <draw:text-box>
            <text:p text:style-name="P2"><text:span text:style-name="T1">درآمدات </text:span><text:span text:style-name="T1">01</text:span><text:span text:style-name="T1"> سے </text:span><text:span text:style-name="T1">00</text:span><text:span text:style-name="T1"> </text:span></text:p>
            <text:p text:style-name="P2"><text:span text:style-name="T1">کرنے سے پلٹ پست</text:span></text:p>
            <text:p text:style-name="P2"><text:span text:style-name="T1"><text:s/></text:span><text:span text:style-name="T1">حال میں ہی رہتا ہے</text:span></text:p>
          </draw:text-box>
        </draw:frame>
        <draw:frame draw:style-name="gr5" draw:text-style-name="P3" draw:layer="layout" svg:width="3.944cm" svg:height="2.231cm" svg:x="4.646cm" svg:y="3.515cm">
          <draw:text-box>
            <text:p text:style-name="P2"><text:span text:style-name="T1">درآمدات </text:span><text:span text:style-name="T1">10</text:span><text:span text:style-name="T1"> سے </text:span><text:span text:style-name="T1">00</text:span><text:span text:style-name="T1"> </text:span></text:p>
            <text:p text:style-name="P2"><text:span text:style-name="T1">کرنے سے پلٹ بلند حال</text:span></text:p>
            <text:p text:style-name="P2"><text:span text:style-name="T1"><text:s/></text:span><text:span text:style-name="T1">میں ہی رہتا ہے</text:span></text:p>
          </draw:text-box>
        </draw:frame>
        <draw:frame draw:style-name="gr5" draw:text-style-name="P4" draw:layer="layout" svg:width="1.078cm" svg:height="0.911cm" svg:x="0.394cm" svg:y="0.284cm">
          <draw:text-box>
            <text:p><text:span text:style-name="T1">الف</text:span></text:p>
          </draw:text-box>
        </draw:frame>
        <draw:frame draw:style-name="gr5" draw:text-style-name="P4" draw:layer="layout" svg:width="0.714cm" svg:height="0.911cm" svg:x="0.331cm" svg:y="5.073cm">
          <draw:text-box>
            <text:p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2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5T09:15:30</dc:date>
    <dc:creator>kkk </dc:creator>
    <meta:generator>LibreOffice/3.3$Linux LibreOffice_project/330m19$Build-401</meta:generator>
    <meta:editing-duration>PT19H36M33S</meta:editing-duration>
    <meta:editing-cycles>75</meta:editing-cycles>
    <meta:document-statistic meta:object-count="30"/>
  </office:meta>
</office:document-meta>
</file>

<file path=Object 1/content.xml><?xml version="1.0" encoding="utf-8"?>
<math xmlns="http://www.w3.org/1998/Math/MathML">
  <semantics>
    <mi>q</mi>
    <annotation encoding="StarMath 5.0">q</annotation>
  </semantics>
</math>
</file>

<file path=Object 10/content.xml><?xml version="1.0" encoding="utf-8"?>
<math xmlns="http://www.w3.org/1998/Math/MathML">
  <semantics>
    <mn>01</mn>
    <annotation encoding="StarMath 5.0">01</annotation>
  </semantics>
</math>
</file>

<file path=Object 11/content.xml><?xml version="1.0" encoding="utf-8"?>
<math xmlns="http://www.w3.org/1998/Math/MathML">
  <semantics>
    <mn>11</mn>
    <annotation encoding="StarMath 5.0">11</annotation>
  </semantics>
</math>
</file>

<file path=Object 12/content.xml><?xml version="1.0" encoding="utf-8"?>
<math xmlns="http://www.w3.org/1998/Math/MathML">
  <semantics>
    <mn>10</mn>
    <annotation encoding="StarMath 5.0">10</annotation>
  </semantics>
</math>
</file>

<file path=Object 2/content.xml><?xml version="1.0" encoding="utf-8"?>
<math xmlns="http://www.w3.org/1998/Math/MathML">
  <semantics>
    <mi mathvariant="italic">SR</mi>
    <annotation encoding="StarMath 5.0">SR</annotation>
  </semantics>
</math>
</file>

<file path=Object 3/content.xml><?xml version="1.0" encoding="utf-8"?>
<math xmlns="http://www.w3.org/1998/Math/MathML">
  <semantics>
    <mi>q</mi>
    <annotation encoding="StarMath 5.0">q</annotation>
  </semantics>
</math>
</file>

<file path=Object 4/content.xml><?xml version="1.0" encoding="utf-8"?>
<math xmlns="http://www.w3.org/1998/Math/MathML">
  <semantics>
    <mi mathvariant="italic">SR</mi>
    <annotation encoding="StarMath 5.0">SR</annotation>
  </semantics>
</math>
</file>

<file path=Object 5/content.xml><?xml version="1.0" encoding="utf-8"?>
<math xmlns="http://www.w3.org/1998/Math/MathML">
  <semantics>
    <mn>00</mn>
    <annotation encoding="StarMath 5.0">00</annotation>
  </semantics>
</math>
</file>

<file path=Object 6/content.xml><?xml version="1.0" encoding="utf-8"?>
<math xmlns="http://www.w3.org/1998/Math/MathML">
  <semantics>
    <mn>01</mn>
    <annotation encoding="StarMath 5.0">01</annotation>
  </semantics>
</math>
</file>

<file path=Object 7/content.xml><?xml version="1.0" encoding="utf-8"?>
<math xmlns="http://www.w3.org/1998/Math/MathML">
  <semantics>
    <mn>11</mn>
    <annotation encoding="StarMath 5.0">11</annotation>
  </semantics>
</math>
</file>

<file path=Object 8/content.xml><?xml version="1.0" encoding="utf-8"?>
<math xmlns="http://www.w3.org/1998/Math/MathML">
  <semantics>
    <mn>10</mn>
    <annotation encoding="StarMath 5.0">10</annotation>
  </semantics>
</math>
</file>

<file path=Object 9/content.xml><?xml version="1.0" encoding="utf-8"?>
<math xmlns="http://www.w3.org/1998/Math/MathML">
  <semantics>
    <mn>00</mn>
    <annotation encoding="StarMath 5.0">00</annotation>
  </semantics>
</math>
</file>